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70000023CB722FF83B19937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0.906cm"/>
      <style:paragraph-properties style:writing-mode="lr-tb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3.919cm" fo:min-width="13.485cm" fo:padding-top="0.151cm" fo:padding-bottom="0.151cm" fo:padding-left="0.276cm" fo:padding-right="0.276cm" draw:shadow="hidden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3.238cm" fo:min-width="13.485cm" fo:padding-top="0.151cm" fo:padding-bottom="0.151cm" fo:padding-left="0.276cm" fo:padding-right="0.276cm" draw:shadow="hidden"/>
    </style:style>
    <style:style style:name="gr4" style:family="graphic" style:parent-style-name="standard">
      <style:graphic-properties draw:stroke="none" svg:stroke-color="#000000" draw:fill="none" draw:fill-color="#ffffff" fo:min-height="0.2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004cm"/>
      <style:paragraph-properties style:writing-mode="lr-tb"/>
    </style:style>
    <style:style style:name="gr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9.2999992370605pt"/>
    </style:style>
    <style:style style:name="P2" style:family="paragraph">
      <style:text-properties fo:font-size="19.2999992370605pt"/>
    </style:style>
    <style:style style:name="P3" style:family="paragraph">
      <loext:graphic-properties draw:fill="none" draw:fill-color="#ffffff"/>
      <style:paragraph-properties fo:text-align="center"/>
      <style:text-properties fo:font-size="19.2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.8999996185303pt" style:font-size-asian="12pt" style:font-size-complex="12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.8999996185303pt" style:font-size-asian="12pt" style:font-size-complex="12pt"/>
    </style:style>
    <style:style style:name="P7" style:family="paragraph">
      <style:text-properties fo:font-size="12.8999996185303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.8999996185303pt" style:font-size-asian="12pt" style:font-size-complex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4.037cm" svg:height="11.156cm" svg:x="1.123cm" svg:y="0.381cm">
          <draw:text-box>
            <text:p text:style-name="P1">Experiment: Zwei Münzen werfern</text:p>
            <text:p text:style-name="P2"/>
            <text:p text:style-name="P2"><text:span text:style-name="T1">Ergebnis</text:span><text:span text:style-name="T1"><text:tab/></text:span><text:span text:style-name="T1"><text:tab/></text:span><text:span text:style-name="T1">Wahrscheinlichkeit</text:span></text:p>
            <text:p text:style-name="P2"><text:span text:style-name="T2"/></text:p>
            <text:p text:style-name="P2"><text:span text:style-name="T3">Kopf &amp; Zahl</text:span><text:span text:style-name="T3"><text:tab/></text:span><text:span text:style-name="T3"><text:tab/></text:span><text:span text:style-name="T3">0,25</text:span></text:p>
            <text:p text:style-name="P2"><text:span text:style-name="T3">Kopf &amp; Kopf</text:span><text:span text:style-name="T3"><text:tab/></text:span><text:span text:style-name="T3"><text:tab/></text:span><text:span text:style-name="T3">0,25</text:span></text:p>
            <text:p text:style-name="P2"><text:span text:style-name="T3">Zahl &amp; Zahl</text:span><text:span text:style-name="T3"><text:tab/></text:span><text:span text:style-name="T3"><text:tab/></text:span><text:span text:style-name="T3">0,25</text:span></text:p>
            <text:p text:style-name="P2"><text:span text:style-name="T3">Zahl &amp; Kopf</text:span><text:span text:style-name="T3"><text:tab/></text:span><text:span text:style-name="T3"><text:tab/></text:span><text:span text:style-name="T3">0,25</text:span></text:p>
            <text:p text:style-name="P2"/>
            <text:p text:style-name="P1"><text:span text:style-name="T4">Zufallsvariable: Anzahl Zahl</text:span></text:p>
            <text:p text:style-name="P2"><text:span text:style-name="T1"/></text:p>
            <text:p text:style-name="P2"><text:span text:style-name="T1">Ereignis</text:span><text:span text:style-name="T1"><text:tab/></text:span><text:span text:style-name="T1"><text:tab/></text:span><text:span text:style-name="T1">Wahrscheinleichkeit</text:span></text:p>
            <text:p text:style-name="P2"><text:span text:style-name="T2"/></text:p>
            <text:p text:style-name="P2"><text:span text:style-name="T3">0 * Zahl</text:span><text:span text:style-name="T3"><text:tab/></text:span><text:span text:style-name="T3"><text:tab/></text:span><text:span text:style-name="T3"><text:tab/></text:span><text:span text:style-name="T3">0,25</text:span><text:span text:style-name="T3"><text:tab/></text:span></text:p>
            <text:p text:style-name="P2"><text:span text:style-name="T3">1 * Zahl</text:span><text:span text:style-name="T3"><text:tab/></text:span><text:span text:style-name="T3"><text:tab/></text:span><text:span text:style-name="T3"><text:tab/></text:span><text:span text:style-name="T3">0,50</text:span></text:p>
            <text:p text:style-name="P2"><text:span text:style-name="T3">2 * Zahl</text:span><text:span text:style-name="T3"><text:tab/></text:span><text:span text:style-name="T3"><text:tab/></text:span><text:span text:style-name="T3"><text:tab/></text:span><text:span text:style-name="T3">0,25</text:span></text:p>
          </draw:text-box>
        </draw:frame>
        <draw:custom-shape draw:style-name="gr2" draw:text-style-name="P4" draw:layer="layout" svg:width="14.037cm" svg:height="4.221cm" svg:x="1.123cm" svg:y="1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037cm" svg:height="3.54cm" svg:x="1.123cm" svg:y="8.04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926cm" svg:height="0.725cm" draw:transform="rotate (1.5707963267949) translate (0.408cm 5.838cm)">
          <draw:text-box>
            <text:p text:style-name="P5"><text:span text:style-name="T5">Ergebnisraum</text:span></text:p>
          </draw:text-box>
        </draw:frame>
        <draw:frame draw:style-name="gr5" draw:text-style-name="P8" draw:layer="layout" svg:width="3.677cm" svg:height="0.725cm" draw:transform="rotate (1.5707963267949) translate (0.4cm 11.72cm)">
          <draw:text-box>
            <text:p text:style-name="P7"><text:span text:style-name="T5">Zufallsvaria</text:span><text:span text:style-name="T5">ble</text:span></text:p>
          </draw:text-box>
        </draw:frame>
        <draw:line draw:style-name="gr6" draw:text-style-name="P9" draw:layer="layout" svg:x1="13.786cm" svg:y1="6.244cm" svg:x2="13.786cm" svg:y2="7.878cm">
          <text:p/>
        </draw:line>
        <draw:line draw:style-name="gr6" draw:text-style-name="P9" draw:layer="layout" svg:x1="2.623cm" svg:y1="6.244cm" svg:x2="2.623cm" svg:y2="7.878cm">
          <text:p/>
        </draw:line>
        <draw:frame draw:style-name="gr7" draw:text-style-name="P10" draw:layer="layout" svg:width="4.632cm" svg:height="4.533cm" svg:x="12.513cm" svg:y="8.802cm">
          <draw:image xlink:href="Pictures/10000201000002370000023CB722FF83B199373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4.2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4:00:56.575314300</meta:creation-date>
    <dc:date>2021-04-13T14:33:10.687397263</dc:date>
    <meta:editing-duration>PT1M33S</meta:editing-duration>
    <meta:editing-cycles>1</meta:editing-cycles>
    <meta:document-statistic meta:object-count="8"/>
    <meta:generator>LibreOffice/6.4.6.2$Linux_X86_64 LibreOffice_project/40$Build-2</meta:generator>
  </office:meta>
</office:document-meta>
</file>